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1.032cm"/>
    </style:style>
    <style:style style:name="co15" style:family="table-column">
      <style:table-column-properties fo:break-before="auto" style:column-width="2.3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pl" number:country="PL">
      <number:number number:decimal-places="0" number:min-integer-digits="1" number:grouping="true"/>
    </number:number-style>
    <style:style style:name="ce8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2" style:font-name-complex="Calibri2"/>
    </style:style>
    <style:style style:name="ce10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</office:automatic-styles>
  <office:body>
    <office:spreadsheet>
      <table:table table:name="WorldCountries" table:style-name="ta1" table:print="false">
        <table:table-column table:style-name="co5" table:default-cell-style-name="ce5"/>
        <table:table-column table:style-name="co6" table:default-cell-style-name="ce5"/>
        <table:table-column table:style-name="co11" table:default-cell-style-name="ce6"/>
        <table:table-column table:style-name="co12" table:default-cell-style-name="ce5"/>
        <table:table-column table:style-name="co13" table:default-cell-style-name="ce10"/>
        <table:table-column table:style-name="co14" table:default-cell-style-name="ce5"/>
        <table:table-column table:style-name="co15" table:default-cell-style-name="ce5"/>
        <table:table-column table:style-name="co7" table:number-columns-repeated="1015" table:default-cell-style-name="ce5"/>
        <table:table-column table:style-name="co8" table:default-cell-style-name="ce5"/>
        <table:table-column table:style-name="co8" table:default-cell-style-name="ce7"/>
        <table:table-row table:style-name="ro1">
          <table:table-cell table:style-name="ce3" office:value-type="string">
            <text:p>countryCod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LandUnitTier</text:p>
          </table:table-cell>
          <table:table-cell table:style-name="ce3" office:value-type="string">
            <text:p>AirUnitTier</text:p>
          </table:table-cell>
          <table:table-cell table:style-name="ce3" office:value-type="string">
            <text:p>NavalUnitTier</text:p>
          </table:table-cell>
          <table:table-cell table:style-name="ce3" office:value-type="string">
            <text:p>land</text:p>
          </table:table-cell>
          <table:table-cell table:style-name="ce3" office:value-type="string">
            <text:p>isLandLocked</text:p>
          </table:table-cell>
          <table:table-cell table:style-name="ce7" table:number-columns-repeated="14"/>
          <table:table-cell table:number-columns-repeated="1003"/>
        </table:table-row>
        <table:table-row table:style-name="ro1">
          <table:table-cell table:style-name="ce4" office:value-type="string">
            <text:p>BD</text:p>
          </table:table-cell>
          <table:table-cell table:style-name="ce4" office:value-type="string">
            <text:p>Bangladesh</text:p>
          </table:table-cell>
          <table:table-cell table:number-columns-repeated="2"/>
          <table:table-cell table:style-name="ce7"/>
          <table:table-cell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E</text:p>
          </table:table-cell>
          <table:table-cell table:style-name="ce4" office:value-type="string">
            <text:p>Belgium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F</text:p>
          </table:table-cell>
          <table:table-cell table:style-name="ce4" office:value-type="string">
            <text:p>Burkina Faso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G</text:p>
          </table:table-cell>
          <table:table-cell table:style-name="ce4" office:value-type="string">
            <text:p>Bulgar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A</text:p>
          </table:table-cell>
          <table:table-cell table:style-name="ce4" office:value-type="string">
            <text:p>Bosnia and Herz.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N</text:p>
          </table:table-cell>
          <table:table-cell table:style-name="ce4" office:value-type="string">
            <text:p>Brunei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</text:p>
          </table:table-cell>
          <table:table-cell table:style-name="ce4" office:value-type="string">
            <text:p>Boliv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JP</text:p>
          </table:table-cell>
          <table:table-cell table:style-name="ce4" office:value-type="string">
            <text:p>Jap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I</text:p>
          </table:table-cell>
          <table:table-cell table:style-name="ce4" office:value-type="string">
            <text:p>Burundi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J</text:p>
          </table:table-cell>
          <table:table-cell table:style-name="ce4" office:value-type="string">
            <text:p>Beni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T</text:p>
          </table:table-cell>
          <table:table-cell table:style-name="ce4" office:value-type="string">
            <text:p>Bhu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JM</text:p>
          </table:table-cell>
          <table:table-cell table:style-name="ce4" office:value-type="string">
            <text:p>Jamaic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W</text:p>
          </table:table-cell>
          <table:table-cell table:style-name="ce4" office:value-type="string">
            <text:p>Botswan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R</text:p>
          </table:table-cell>
          <table:table-cell table:style-name="ce4" office:value-type="string">
            <text:p>Brazil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S</text:p>
          </table:table-cell>
          <table:table-cell table:style-name="ce4" office:value-type="string">
            <text:p>Bahamas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Y</text:p>
          </table:table-cell>
          <table:table-cell table:style-name="ce4" office:value-type="string">
            <text:p>Belarus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Z</text:p>
          </table:table-cell>
          <table:table-cell table:style-name="ce4" office:value-type="string">
            <text:p>Beliz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U</text:p>
          </table:table-cell>
          <table:table-cell table:style-name="ce4" office:value-type="string">
            <text:p>Russ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W</text:p>
          </table:table-cell>
          <table:table-cell table:style-name="ce4" office:value-type="string">
            <text:p>Rwand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S</text:p>
          </table:table-cell>
          <table:table-cell table:style-name="ce4" office:value-type="string">
            <text:p>Serb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L</text:p>
          </table:table-cell>
          <table:table-cell table:style-name="ce4" office:value-type="string">
            <text:p>Timor-Lest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M</text:p>
          </table:table-cell>
          <table:table-cell table:style-name="ce4" office:value-type="string">
            <text:p>Turkmenis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J</text:p>
          </table:table-cell>
          <table:table-cell table:style-name="ce4" office:value-type="string">
            <text:p>Tajikis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O</text:p>
          </table:table-cell>
          <table:table-cell table:style-name="ce4" office:value-type="string">
            <text:p>Roman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W</text:p>
          </table:table-cell>
          <table:table-cell table:style-name="ce4" office:value-type="string">
            <text:p>Guinea-Bissau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T</text:p>
          </table:table-cell>
          <table:table-cell table:style-name="ce4" office:value-type="string">
            <text:p>Guatemal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R</text:p>
          </table:table-cell>
          <table:table-cell table:style-name="ce4" office:value-type="string">
            <text:p>Greec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Q</text:p>
          </table:table-cell>
          <table:table-cell table:style-name="ce4" office:value-type="string">
            <text:p>Eq. Guine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Y</text:p>
          </table:table-cell>
          <table:table-cell table:style-name="ce4" office:value-type="string">
            <text:p>Guyan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E</text:p>
          </table:table-cell>
          <table:table-cell table:style-name="ce4" office:value-type="string">
            <text:p>Georg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B</text:p>
          </table:table-cell>
          <table:table-cell table:style-name="ce4" office:value-type="string">
            <text:p>United Kingdom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A</text:p>
          </table:table-cell>
          <table:table-cell table:style-name="ce4" office:value-type="string">
            <text:p>Gabo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N</text:p>
          </table:table-cell>
          <table:table-cell table:style-name="ce4" office:value-type="string">
            <text:p>Guin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M</text:p>
          </table:table-cell>
          <table:table-cell table:style-name="ce4" office:value-type="string">
            <text:p>Ga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L</text:p>
          </table:table-cell>
          <table:table-cell table:style-name="ce4" office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H</text:p>
          </table:table-cell>
          <table:table-cell table:style-name="ce4" office:value-type="string">
            <text:p>Gha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M</text:p>
          </table:table-cell>
          <table:table-cell table:style-name="ce4" office:value-type="string">
            <text:p>Om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N</text:p>
          </table:table-cell>
          <table:table-cell table:style-name="ce4" office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JO</text:p>
          </table:table-cell>
          <table:table-cell table:style-name="ce4" office:value-type="string">
            <text:p>Jor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R</text:p>
          </table:table-cell>
          <table:table-cell table:style-name="ce4" office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T</text:p>
          </table:table-cell>
          <table:table-cell table:style-name="ce4" office:value-type="string">
            <text:p>Hait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U</text:p>
          </table:table-cell>
          <table:table-cell table:style-name="ce4" office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N</text:p>
          </table:table-cell>
          <table:table-cell table:style-name="ce4" office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</text:p>
          </table:table-cell>
          <table:table-cell table:style-name="ce4" office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S</text:p>
          </table:table-cell>
          <table:table-cell table:style-name="ce4" office:value-type="string">
            <text:p>Palesti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T</text:p>
          </table:table-cell>
          <table:table-cell table:style-name="ce4" office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Y</text:p>
          </table:table-cell>
          <table:table-cell table:style-name="ce4" office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A</text:p>
          </table:table-cell>
          <table:table-cell table:style-name="ce4" office:value-type="string">
            <text:p>Panam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G</text:p>
          </table:table-cell>
          <table:table-cell table:style-name="ce4" office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</text:p>
          </table:table-cell>
          <table:table-cell table:style-name="ce4" office:value-type="string">
            <text:p>Peru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K</text:p>
          </table:table-cell>
          <table:table-cell table:style-name="ce4" office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H</text:p>
          </table:table-cell>
          <table:table-cell table:style-name="ce4" office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</text:p>
          </table:table-cell>
          <table:table-cell table:style-name="ce4" office:value-type="string">
            <text:p>Po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M</text:p>
          </table:table-cell>
          <table:table-cell table:style-name="ce4" office:value-type="string">
            <text:p>Za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H</text:p>
          </table:table-cell>
          <table:table-cell table:style-name="ce4" office:value-type="string">
            <text:p>W. Sahar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E</text:p>
          </table:table-cell>
          <table:table-cell table:style-name="ce4" office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G</text:p>
          </table:table-cell>
          <table:table-cell table:style-name="ce4" office:value-type="string">
            <text:p>Egyp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A</text:p>
          </table:table-cell>
          <table:table-cell table:style-name="ce4" office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C</text:p>
          </table:table-cell>
          <table:table-cell table:style-name="ce4" office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T</text:p>
          </table:table-cell>
          <table:table-cell table:style-name="ce4" office:value-type="string">
            <text:p>Ital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N</text:p>
          </table:table-cell>
          <table:table-cell table:style-name="ce4" office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B</text:p>
          </table:table-cell>
          <table:table-cell table:style-name="ce4" office:value-type="string">
            <text:p>Solomon I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T</text:p>
          </table:table-cell>
          <table:table-cell table:style-name="ce4" office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O</text:p>
          </table:table-cell>
          <table:table-cell table:style-name="ce4" office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W</text:p>
          </table:table-cell>
          <table:table-cell table:style-name="ce4" office:value-type="string">
            <text:p>Zimbabw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S</text:p>
          </table:table-cell>
          <table:table-cell table:style-name="ce4" office:value-type="string">
            <text:p>Spa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R</text:p>
          </table:table-cell>
          <table:table-cell table:style-name="ce4" office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E</text:p>
          </table:table-cell>
          <table:table-cell table:style-name="ce4" office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D</text:p>
          </table:table-cell>
          <table:table-cell table:style-name="ce4" office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G</text:p>
          </table:table-cell>
          <table:table-cell table:style-name="ce4" office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</text:p>
          </table:table-cell>
          <table:table-cell table:style-name="ce4" office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Z</text:p>
          </table:table-cell>
          <table:table-cell table:style-name="ce4" office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M</text:p>
          </table:table-cell>
          <table:table-cell table:style-name="ce4" office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L</text:p>
          </table:table-cell>
          <table:table-cell table:style-name="ce4" office:value-type="string">
            <text:p>Mal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N</text:p>
          </table:table-cell>
          <table:table-cell table:style-name="ce4" office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K</text:p>
          </table:table-cell>
          <table:table-cell table:style-name="ce4" office:value-type="string">
            <text:p>Maced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W</text:p>
          </table:table-cell>
          <table:table-cell table:style-name="ce4" office:value-type="string">
            <text:p>Malaw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R</text:p>
          </table:table-cell>
          <table:table-cell table:style-name="ce4" office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G</text:p>
          </table:table-cell>
          <table:table-cell table:style-name="ce4" office:value-type="string">
            <text:p>Ugand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Y</text:p>
          </table:table-cell>
          <table:table-cell table:style-name="ce4" office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X</text:p>
          </table:table-cell>
          <table:table-cell table:style-name="ce4" office:value-type="string">
            <text:p>Mexi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L</text:p>
          </table:table-cell>
          <table:table-cell table:style-name="ce4" office:value-type="string">
            <text:p>Israe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R</text:p>
          </table:table-cell>
          <table:table-cell table:style-name="ce4" office:value-type="string">
            <text:p>Franc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S</text:p>
          </table:table-cell>
          <table:table-cell table:style-name="ce4" office:value-type="string">
            <text:p>Somal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I</text:p>
          </table:table-cell>
          <table:table-cell table:style-name="ce4" office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J</text:p>
          </table:table-cell>
          <table:table-cell table:style-name="ce4" office:value-type="string">
            <text:p>Fij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K</text:p>
          </table:table-cell>
          <table:table-cell table:style-name="ce4" office:value-type="string">
            <text:p>Falkland I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I</text:p>
          </table:table-cell>
          <table:table-cell table:style-name="ce4" office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L</text:p>
          </table:table-cell>
          <table:table-cell table:style-name="ce4" office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string">
            <text:p>Norw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</text:p>
          </table:table-cell>
          <table:table-cell table:style-name="ce4" office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U</text:p>
          </table:table-cell>
          <table:table-cell table:style-name="ce4" office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C</text:p>
          </table:table-cell>
          <table:table-cell table:style-name="ce4" office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string">
            <text:p>Nig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G</text:p>
          </table:table-cell>
          <table:table-cell table:style-name="ce4" office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Z</text:p>
          </table:table-cell>
          <table:table-cell table:style-name="ce4" office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P</text:p>
          </table:table-cell>
          <table:table-cell table:style-name="ce4" office:value-type="string">
            <text:p>Nep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K</text:p>
          </table:table-cell>
          <table:table-cell table:style-name="ce4" office:value-type="string">
            <text:p>Kosov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</text:p>
          </table:table-cell>
          <table:table-cell table:style-name="ce4" office:value-type="string">
            <text:p>Côte d'Ivoir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H</text:p>
          </table:table-cell>
          <table:table-cell table:style-name="ce4" office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</text:p>
          </table:table-cell>
          <table:table-cell table:style-name="ce4" office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N</text:p>
          </table:table-cell>
          <table:table-cell table:style-name="ce4" office:value-type="string">
            <text:p>Chi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M</text:p>
          </table:table-cell>
          <table:table-cell table:style-name="ce4" office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L</text:p>
          </table:table-cell>
          <table:table-cell table:style-name="ce4" office:value-type="string">
            <text:p>Chil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C</text:p>
          </table:table-cell>
          <table:table-cell table:style-name="ce4" office:value-type="string">
            <text:p>N. Cypru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A</text:p>
          </table:table-cell>
          <table:table-cell table:style-name="ce4" office:value-type="string">
            <text:p>Canad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G</text:p>
          </table:table-cell>
          <table:table-cell table:style-name="ce4" office:value-type="string">
            <text:p>Con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F</text:p>
          </table:table-cell>
          <table:table-cell table:style-name="ce4" office:value-type="string">
            <text:p>Central African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D</text:p>
          </table:table-cell>
          <table:table-cell table:style-name="ce4" office:value-type="string">
            <text:p>Dem. Rep. Con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Z</text:p>
          </table:table-cell>
          <table:table-cell table:style-name="ce4" office:value-type="string">
            <text:p>Czech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Y</text:p>
          </table:table-cell>
          <table:table-cell table:style-name="ce4" office:value-type="string">
            <text:p>Cypru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R</text:p>
          </table:table-cell>
          <table:table-cell table:style-name="ce4" office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U</text:p>
          </table:table-cell>
          <table:table-cell table:style-name="ce4" office:value-type="string">
            <text:p>Cub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Z</text:p>
          </table:table-cell>
          <table:table-cell table:style-name="ce4" office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Y</text:p>
          </table:table-cell>
          <table:table-cell table:style-name="ce4" office:value-type="string">
            <text:p>Sy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G</text:p>
          </table:table-cell>
          <table:table-cell table:style-name="ce4" office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E</text:p>
          </table:table-cell>
          <table:table-cell table:style-name="ce4" office:value-type="string">
            <text:p>Keny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S</text:p>
          </table:table-cell>
          <table:table-cell table:style-name="ce4" office:value-type="string">
            <text:p>S. Su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R</text:p>
          </table:table-cell>
          <table:table-cell table:style-name="ce4" office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H</text:p>
          </table:table-cell>
          <table:table-cell table:style-name="ce4" office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V</text:p>
          </table:table-cell>
          <table:table-cell table:style-name="ce4" office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K</text:p>
          </table:table-cell>
          <table:table-cell table:style-name="ce4" office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R</text:p>
          </table:table-cell>
          <table:table-cell table:style-name="ce4" office:value-type="string">
            <text:p>Ko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I</text:p>
          </table:table-cell>
          <table:table-cell table:style-name="ce4" office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P</text:p>
          </table:table-cell>
          <table:table-cell table:style-name="ce4" office:value-type="string">
            <text:p>Dem. Rep. Ko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W</text:p>
          </table:table-cell>
          <table:table-cell table:style-name="ce4" office:value-type="string">
            <text:p>Kuwai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N</text:p>
          </table:table-cell>
          <table:table-cell table:style-name="ce4" office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L</text:p>
          </table:table-cell>
          <table:table-cell table:style-name="ce4" office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Z</text:p>
          </table:table-cell>
          <table:table-cell table:style-name="ce4" office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</text:p>
          </table:table-cell>
          <table:table-cell table:style-name="ce4" office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</text:p>
          </table:table-cell>
          <table:table-cell table:style-name="ce4" office:value-type="string">
            <text:p>Swed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D</text:p>
          </table:table-cell>
          <table:table-cell table:style-name="ce4" office:value-type="string">
            <text:p>Su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O</text:p>
          </table:table-cell>
          <table:table-cell table:style-name="ce4" office:value-type="string">
            <text:p>Dominican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J</text:p>
          </table:table-cell>
          <table:table-cell table:style-name="ce4" office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K</text:p>
          </table:table-cell>
          <table:table-cell table:style-name="ce4" office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</text:p>
          </table:table-cell>
          <table:table-cell table:style-name="ce4" office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YE</text:p>
          </table:table-cell>
          <table:table-cell table:style-name="ce4" office:value-type="string">
            <text:p>Yem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Z</text:p>
          </table:table-cell>
          <table:table-cell table:style-name="ce4" office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S</text:p>
          </table:table-cell>
          <table:table-cell table:style-name="ce4" office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Y</text:p>
          </table:table-cell>
          <table:table-cell table:style-name="ce4" office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B</text:p>
          </table:table-cell>
          <table:table-cell table:style-name="ce4" office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string">
            <text:p>Lao PD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W</text:p>
          </table:table-cell>
          <table:table-cell table:style-name="ce4" office:value-type="string">
            <text:p>Taiw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T</text:p>
          </table:table-cell>
          <table:table-cell table:style-name="ce4" office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</text:p>
          </table:table-cell>
          <table:table-cell table:style-name="ce4" office:value-type="string">
            <text:p>Turke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K</text:p>
          </table:table-cell>
          <table:table-cell table:style-name="ce4" office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V</text:p>
          </table:table-cell>
          <table:table-cell table:style-name="ce4" office:value-type="string">
            <text:p>Latv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T</text:p>
          </table:table-cell>
          <table:table-cell table:style-name="ce4" office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U</text:p>
          </table:table-cell>
          <table:table-cell table:style-name="ce4" office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R</text:p>
          </table:table-cell>
          <table:table-cell table:style-name="ce4" office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S</text:p>
          </table:table-cell>
          <table:table-cell table:style-name="ce4" office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H</text:p>
          </table:table-cell>
          <table:table-cell table:style-name="ce4" office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F</text:p>
          </table:table-cell>
          <table:table-cell table:style-name="ce4" office:value-type="string">
            <text:p>Fr. S. Antarctic L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G</text:p>
          </table:table-cell>
          <table:table-cell table:style-name="ce4" office:value-type="string">
            <text:p>To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D</text:p>
          </table:table-cell>
          <table:table-cell table:style-name="ce4" office:value-type="string">
            <text:p>Cha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Y</text:p>
          </table:table-cell>
          <table:table-cell table:style-name="ce4" office:value-type="string">
            <text:p>Liby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E</text:p>
          </table:table-cell>
          <table:table-cell table:style-name="ce4" office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E</text:p>
          </table:table-cell>
          <table:table-cell table:style-name="ce4" office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F</text:p>
          </table:table-cell>
          <table:table-cell table:style-name="ce4" office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Q</text:p>
          </table:table-cell>
          <table:table-cell table:style-name="ce4" office:value-type="string">
            <text:p>Iraq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S</text:p>
          </table:table-cell>
          <table:table-cell table:style-name="ce4" office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R</text:p>
          </table:table-cell>
          <table:table-cell table:style-name="ce4" office:value-type="string">
            <text:p>Ir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M</text:p>
          </table:table-cell>
          <table:table-cell table:style-name="ce4" office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L</text:p>
          </table:table-cell>
          <table:table-cell table:style-name="ce4" office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O</text:p>
          </table:table-cell>
          <table:table-cell table:style-name="ce4" office:value-type="string">
            <text:p>Angol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R</text:p>
          </table:table-cell>
          <table:table-cell table:style-name="ce4" office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U</text:p>
          </table:table-cell>
          <table:table-cell table:style-name="ce4" office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T</text:p>
          </table:table-cell>
          <table:table-cell table:style-name="ce4" office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N</text:p>
          </table:table-cell>
          <table:table-cell table:style-name="ce4" office:value-type="string">
            <text:p>Ind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Z</text:p>
          </table:table-cell>
          <table:table-cell table:style-name="ce4" office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Z</text:p>
          </table:table-cell>
          <table:table-cell table:style-name="ce4" office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E</text:p>
          </table:table-cell>
          <table:table-cell table:style-name="ce4" office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A</text:p>
          </table:table-cell>
          <table:table-cell table:style-name="ce4" office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QA</text:p>
          </table:table-cell>
          <table:table-cell table:style-name="ce4" office:value-type="string">
            <text:p>Qat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Z</text:p>
          </table:table-cell>
          <table:table-cell table:style-name="ce4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 table:print="false"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7" table:number-columns-repeated="1020" table:default-cell-style-name="ce9"/>
        <table:table-column table:style-name="co8" table:default-cell-style-name="ce9"/>
        <table:table-row table:style-name="ro1">
          <table:table-cell table:style-name="ce8" office:value-type="string">
            <text:p>UnitCode</text:p>
          </table:table-cell>
          <table:table-cell table:style-name="ce8" office:value-type="string">
            <text:p>ArmyCode</text:p>
          </table:table-cell>
          <table:table-cell table:style-name="ce8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26.01.2019</text:date>, <text:time>11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8:47.18</meta:creation-date>
    <dc:date>2019-01-26T11:42:36.94</dc:date>
    <meta:editing-duration>PT1M56S</meta:editing-duration>
    <meta:editing-cycles>2</meta:editing-cycles>
    <meta:generator>OpenOffice/4.1.5$Win32 OpenOffice.org_project/415m1$Build-9789</meta:generator>
    <meta:document-statistic meta:table-count="2" meta:cell-count="449" meta:object-count="0"/>
  </office:meta>
</office:document-meta>
</file>